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nux Libertine O"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.5pt" style:language-asian="zh" style:country-asian="CN" style:font-style-asian="normal" style:font-weight-asian="normal" style:font-name-complex="Ari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nux Libertine O" fo:font-size="10.5pt" fo:language="en" fo:country="US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5" style:family="table-cell" style:parent-style-name="Default">
      <style:text-properties style:font-name="Linux Libertine O" fo:font-size="10.5pt" fo:language="it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nux Libertine O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Noto Sans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 O" fo:font-size="10.5pt" fo:font-weight="normal" style:font-name-asian="DejaVu Sans" style:font-size-asian="10.5pt" style:font-weight-asian="normal" style:font-name-complex="Noto Sans Arabic" style:font-size-complex="10.5pt" style:font-weight-complex="normal"/>
    </style:style>
    <style:style style:name="ce8" style:family="table-cell" style:parent-style-name="Default">
      <style:text-properties style:font-name="Linux Libertine O" fo:font-size="10.5pt" fo:language="en" fo:country="US" fo:font-style="normal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9" style:family="table-cell" style:parent-style-name="Default">
      <style:text-properties style:font-name="Linux Libertine O" fo:font-size="10.5pt" fo:language="en" fo:country="US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ext-properties style:font-name="Linux Libertine O" fo:font-size="10.5pt" fo:language="it" fo:country="CH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ext-properties style:font-name="Linux Libertine O" fo:font-size="10.5pt" fo:language="de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2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3" style:family="table-cell" style:parent-style-name="Default">
      <style:text-properties style:font-name="Linux Libertine O" fo:font-size="10.5pt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4" style:family="table-cell" style:parent-style-name="Default">
      <style:text-properties style:font-name="Linux Libertine O" fo:font-size="10.5pt" fo:language="en" fo:country="US" fo:font-style="italic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5" style:family="table-cell" style:parent-style-name="Default">
      <style:text-properties style:font-name="Linux Libertine O" fo:font-size="10.5pt" fo:language="de" fo:country="CH" fo:font-style="italic" fo:font-weight="normal" style:font-name-asian="Noto Serif CJK SC" style:font-size-asian="10.5pt" style:font-weight-asian="normal" style:font-name-complex="Arial" style:font-size-complex="10.5pt" style:font-style-complex="italic" style:font-weight-complex="normal"/>
    </style:style>
    <style:style style:name="ce16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name-complex="Arial" style:font-size-complex="10.5pt" style:font-weight-complex="normal"/>
    </style:style>
    <style:style style:name="ce17" style:family="table-cell" style:parent-style-name="Default">
      <style:text-properties style:font-name="Arial" fo:font-size="11pt" fo:language="en" fo:country="US" fo:font-style="italic" fo:font-weight="normal" style:font-name-asian="Noto Serif CJK SC" style:font-size-asian="10pt" style:font-weight-asian="normal" style:font-name-complex="Arial" style:font-size-complex="11pt" style:font-weight-complex="normal"/>
    </style:style>
    <style:style style:name="ce18" style:family="table-cell" style:parent-style-name="Default">
      <style:text-properties style:font-name="Linux Libertine O" fo:font-size="10.5pt" fo:language="fr" fo:country="CH" fo:font-weight="normal" style:font-name-asian="Noto Serif CJK SC" style:font-size-asian="10.5pt" style:font-weight-asian="normal" style:font-name-complex="Noto Sans Arabic" style:font-size-complex="10.5pt" style:font-weight-complex="normal"/>
    </style:style>
    <style:style style:name="ce19" style:family="table-cell" style:parent-style-name="Default">
      <style:text-properties style:font-name="Linux Libertine O" fo:font-size="10.5pt" fo:font-weight="normal" style:font-name-asian="Noto Serif CJK SC" style:font-size-asian="10.5pt" style:font-weight-asian="normal" style:font-size-complex="10.5pt" style:font-weight-complex="normal"/>
    </style:style>
    <style:style style:name="ce20" style:family="table-cell" style:parent-style-name="Default">
      <style:text-properties style:font-name="Linux Libertine O" fo:font-size="10.5pt" fo:font-weight="normal" style:font-name-asian="Noto Sans CJK SC" style:font-size-asian="10.5pt" style:font-weight-asian="normal" style:font-name-complex="Noto Sans Devanagari" style:font-size-complex="10.5pt" style:font-weight-complex="normal"/>
    </style:style>
    <style:style style:name="ce21" style:family="table-cell" style:parent-style-name="Default">
      <style:text-properties style:font-name="Liberation Serif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2" style:family="table-cell" style:parent-style-name="Default">
      <style:text-properties style:font-name="Linux Libertine O" fo:font-size="10.5pt" fo:language="fr" fo:country="CH" fo:font-weight="normal" style:font-name-asian="DejaVu Sans" style:font-size-asian="10.5pt" style:font-weight-asian="normal" style:font-name-complex="Times New Roman" style:font-size-complex="10.5pt" style:font-weight-complex="normal"/>
    </style:style>
    <style:style style:name="ce23" style:family="table-cell" style:parent-style-name="Default">
      <style:text-properties style:font-name="Linux Libertine O" fo:font-size="10.5pt" fo:font-weight="normal" style:font-name-asian="Liberation Mono" style:font-size-asian="10.5pt" style:font-weight-asian="normal" style:font-name-complex="Liberation Mono" style:font-size-complex="10.5pt" style:font-weight-complex="normal"/>
    </style:style>
    <style:style style:name="ce24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1" style:family="text">
      <style:text-properties style:use-window-font-color="true" style:letter-kerning="true" fo:language="en" fo:country="US" style:language-asian="zh" style:country-asian="CN" style:language-complex="hi" style:country-complex="IN"/>
    </style:style>
    <style:style style:name="T2" style:family="text">
      <style:text-properties style:use-window-font-color="true" style:letter-kerning="true" fo:language="it" fo:country="CH" style:language-asian="zh" style:country-asian="CN" style:language-complex="hi" style:country-complex="IN"/>
    </style:style>
    <style:style style:name="T3" style:family="text">
      <style:text-properties style:use-window-font-color="true" style:font-name="Arial" fo:font-size="11pt" style:letter-kerning="true" fo:language="en" fo:country="US" style:language-asian="zh" style:country-asian="CN" style:language-complex="hi" style:country-complex="IN" style:font-name-asian="Noto Serif CJK SC" style:font-name-complex="Arial" style:font-size-asian="10pt" style:font-size-complex="11pt"/>
    </style:style>
    <style:style style:name="T4" style:family="text">
      <style:text-properties style:use-window-font-color="true" style:font-name="Arial" style:letter-kerning="true" fo:language="en" fo:country="US" style:language-asian="zh" style:country-asian="CN" style:language-complex="hi" style:country-complex="IN" style:font-name-asian="Noto Serif CJK SC" style:font-name-complex="Arial"/>
    </style:style>
    <style:style style:name="T5" style:family="text">
      <style:text-properties style:use-window-font-color="true" style:font-name="Arial" style:letter-kerning="true" fo:language="it" fo:country="CH" style:language-asian="zh" style:country-asian="CN" style:language-complex="hi" style:country-complex="IN" style:font-name-asian="Noto Serif CJK SC" style:font-name-complex="Arial"/>
    </style:style>
    <style:style style:name="T6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de" fo:country="CH" style:language-asian="zh" style:country-asian="CN" style:language-complex="hi" style:country-complex="IN" style:font-name-asian="Noto Serif CJK SC" style:font-name-complex="Arial" style:font-size-asian="10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letter-kerning="true" fo:language="fr" fo:country="CH" style:language-asian="zh" style:country-asian="CN" style:language-complex="hi" style:country-complex="IN"/>
    </style:style>
    <style:style style:name="T8" style:family="text">
      <style:text-properties style:use-window-font-color="true" fo:font-style="italic" style:letter-kerning="true" fo:language="en" fo:country="GB" style:language-asian="zh" style:country-asian="CN" style:language-complex="hi" style:country-complex="IN"/>
    </style:style>
    <style:style style:name="T9" style:family="text">
      <style:text-properties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use-window-font-color="true" style:letter-kerning="true" fo:language="de" fo:country="CH" style:language-asian="zh" style:country-asian="CN" style:language-complex="hi" style:country-complex="IN"/>
    </style:style>
    <style:style style:name="T11" style:family="text">
      <style:text-properties style:use-window-font-color="true" style:letter-kerning="true" fo:language="en" fo:country="GB" style:language-asian="zh" style:country-asian="CN" style:language-complex="hi" style:country-complex="IN"/>
    </style:style>
    <style:style style:name="T12" style:family="text">
      <style:text-properties style:font-name="Linux Libertine O" fo:font-size="10pt" fo:font-weight="normal" style:font-size-asian="10pt" style:font-size-complex="10pt" style:font-weight-asian="normal" style:font-weight-complex="normal"/>
    </style:style>
    <style:style style:name="T13" style:family="text">
      <style:text-properties style:font-name="Linux Libertine Display O" fo:font-size="10pt" fo:font-weight="normal" style:font-size-asian="10pt" style:font-size-complex="10pt" style:font-weight-asian="normal" style:font-weight-complex="normal"/>
    </style:style>
    <style:style style:name="T14" style:family="text">
      <style:text-properties style:use-window-font-color="true" style:letter-kerning="true" fo:language="en" fo:country="US" style:language-asian="zh" style:country-asian="CN" style:language-complex="hi" style:country-complex="IN" style:font-size-asian="10pt"/>
    </style:style>
    <style:style style:name="T15" style:family="text">
      <style:text-properties style:use-window-font-color="true" style:font-name="Times New Roman" fo:font-size="10pt" style:letter-kerning="true" fo:language="fr" fo:country="CH" style:language-asian="zh" style:country-asian="CN" style:language-complex="hi" style:country-complex="IN" style:font-name-complex="Times New Roman" style:font-size-complex="10pt"/>
    </style:style>
    <style:style style:name="T16" style:family="text">
      <style:text-properties style:use-window-font-color="true" style:letter-kerning="true" style:language-asian="zh" style:country-asian="CN" style:language-complex="hi" style:country-complex="IN" style:font-name="Arial" fo:font-size="11pt" fo:language="en" fo:country="GB" style:font-name-complex="Arial" style:font-size-complex="11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use-window-font-color="true" style:letter-kerning="true" style:language-asian="zh" style:country-asian="CN" style:language-complex="hi" style:country-complex="IN" style:font-name="Arial" fo:font-size="11pt" style:font-name-complex="Arial" style:font-size-complex="11pt" fo:language="de" fo:country="CH"/>
    </style:style>
    <style:style style:name="T19" style:family="text">
      <style:text-properties style:language-asian="zh" style:country-asian="CN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use-window-font-color="true" fo:language="fr" fo:country="CH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nux Libertine Display O" fo:font-size="12pt" style:font-name-asian="Noto Sans CJK SC" style:font-name-complex="Noto Sans Devanagari" style:font-size-asian="12pt" style:font-size-complex="12pt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fo:font-size="10pt" style:font-name-asian="Liberation Mono" style:font-name-complex="Liberation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1"/>
        <table:table-column table:style-name="co1" table:default-cell-style-name="ce7"/>
        <table:table-column table:style-name="co1" table:number-columns-repeated="5" table:default-cell-style-name="ce1"/>
        <table:table-column table:style-name="co1" table:default-cell-style-name="ce7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Aretius_Omn_com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Benedik Aretius</text:p>
          </table:table-cell>
          <table:table-cell office:value-type="string" calcext:value-type="string">
            <text:p>Commentarii in omnes Epistolas D. Pauli, et canonicas, itemque in Apocalypsin D. Joannis</text:p>
          </table:table-cell>
          <table:table-cell office:value-type="string" calcext:value-type="string">
            <text:p>Jean le preux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https://doi.org/10.3931/e-rara-54508</text:p>
          </table:table-cell>
          <table:table-cell table:style-name="ce7" office:value-type="string" calcext:value-type="string">
            <text:p>Bibliothèque de Genève</text:p>
          </table:table-cell>
          <table:table-cell office:value-type="string" calcext:value-type="string">
            <text:p>BGE Cxb 7256 (1) BGE Bb 2232 (1)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46249-1504723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long </text:p>
          </table:table-cell>
        </table:table-row>
        <table:table-row table:style-name="ro2">
          <table:table-cell table:style-name="ce2" office:value-type="string" calcext:value-type="string">
            <text:p>Bugenhagen_Omn_001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nes Bugenhagen</text:p>
          </table:table-cell>
          <table:table-cell table:style-name="ce13" office:value-type="string" calcext:value-type="string">
            <text:p><text:span text:style-name="T8">Annotationes in epistolas Pauli ad Galatas, Ephesios, Philippenses, Colossenses, Thessalonicenses primam et secundam, Timotheum primam et secundam, Titum, Philemonem, Hebraeos</text:span></text:p>
          </table:table-cell>
          <table:table-cell office:value-type="string" calcext:value-type="string">
            <text:p>Johann Knoblock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Strassburg</text:p>
          </table:table-cell>
          <table:table-cell table:style-name="ce18" office:value-type="string" calcext:value-type="string">
            <text:p><text:span text:style-name="T15"><text:a xlink:href="http://data.onb.ac.at/ABO/+Z184895500" xlink:type="simple">http://data.onb.ac.at/ABO/+Z184895500</text:a></text:span><text:span text:style-name="T16"> </text:span></text:p>
          </table:table-cell>
          <table:table-cell table:style-name="ce20" office:value-type="string" calcext:value-type="string">
            <text:p><text:s/>Österreichische Nationalbibliothek</text:p>
          </table:table-cell>
          <table:table-cell office:value-type="string" calcext:value-type="string">
            <text:p>77.W.37 ALT PRUNK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9"><text:a xlink:href="https://api.onb.ac.at/iiif/presentation/v3/manifest/10AAFC33" xlink:type="simple">https://api.onb.ac.at/iiif/presentation/v3/manifest/10AAFC33</text:a></text:span>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3">
          <table:table-cell office:value-type="string" calcext:value-type="string">
            <text:p>Erasmus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1" office:value-type="string" calcext:value-type="string">
            <text:p><text:span text:style-name="T9">In Epistolam Pavli Apostoli Ad Romanos Paraphrasis</text:span></text:p>
            <text:p/>
          </table:table-cell>
          <table:table-cell office:value-type="string" calcext:value-type="string">
            <text:p>Frobe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00021816" xlink:type="simple">https://www.digitale-sammlungen.de/en/details/bsb00021816</text:a></text:p>
          </table:table-cell>
          <table:table-cell office:value-type="string" calcext:value-type="string">
            <text:p>München, Bayerische Staatsbibliothek</text:p>
            <text:p/>
          </table:table-cell>
          <table:table-cell table:style-name="ce1" office:value-type="string" calcext:value-type="string">
            <text:p>4 Exeg. 274</text:p>
            <text:p/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sb00021816_00005-bsb00021816_001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ourrait entrer dans la catégorie 1</text:p>
          </table:table-cell>
        </table:table-row>
        <table:table-row table:style-name="ro4">
          <table:table-cell office:value-type="string" calcext:value-type="string">
            <text:p>Gwalther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walther Rudolf</text:p>
          </table:table-cell>
          <table:table-cell office:value-type="string" calcext:value-type="string">
            <text:p>In D. Pauli apostoli epistolam ad Romanos homiliae</text:p>
          </table:table-cell>
          <table:table-cell office:value-type="string" calcext:value-type="string">
            <text:p>Christopher Froschauer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<text:a xlink:href="https://doi.org/10.3931/e-rara" xlink:type="simple">https://doi.org/10.3931/e-rara</text:a>-5002</text:p>
          </table:table-cell>
          <table:table-cell office:value-type="string" calcext:value-type="string">
            <text:p>Zentralbibliothek Zürich</text:p>
          </table:table-cell>
          <table:table-cell table:style-name="ce1" office:value-type="string" calcext:value-type="string">
            <text:p><text:s/>III R 36: v | 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5501-1496009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4">
          <table:table-cell office:value-type="string" calcext:value-type="string">
            <text:p>Gwalther_Omn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S</text:p>
          </table:table-cell>
          <table:table-cell/>
          <table:table-cell table:style-name="ce7" office:value-type="string" calcext:value-type="string">
            <text:p><text:a xlink:href="https://www.e-rara.ch/search?operation=searchRetrieve&amp;query=dc.creator%3D%22Gwalther%2C%20Rudolf%22%20and%20vl.domain%3Derara%20sortBy%20dc.title%2Fasc" xlink:type="simple">Gwalther, Rudolf</text:a></text:p>
          </table:table-cell>
          <table:table-cell office:value-type="string" calcext:value-type="string">
            <text:p>In divi Pauli Apostoli epistolas omnes D. Rodolphi Gvaltheri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Zürich</text:p>
          </table:table-cell>
          <table:table-cell table:style-name="ce7" office:value-type="string" calcext:value-type="string">
            <text:p><text:a xlink:href="https://doi.org/10.3931/e-rara-20997" xlink:type="simple">https://doi.org/10.3931/e-rara-20997</text:a> <text:a xlink:href="https://www.e-rara.ch/zuz/wiki/identifier/doiresolving?doi=10.3931/e-rara-20997" xlink:type="simple"> </text:a></text:p>
          </table:table-cell>
          <table:table-cell table:style-name="ce7" office:value-type="string" calcext:value-type="string">
            <text:p>Zentralbibliothek Zürich</text:p>
          </table:table-cell>
          <table:table-cell office:value-type="string" calcext:value-type="string">
            <text:p><text:a xlink:href="https://uzb.swisscovery.ch/discovery/fulldisplay?docid=alma990057505920205508&amp;context=L&amp;vid=41SLSP_UZB:UZB&amp;lang=de&amp;adaptor=Local%20Search%20Engine&amp;tab=LibraryCatalog&amp;offset=0" xlink:type="simple">III R 36,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14184-6514928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5">
          <table:table-cell table:style-name="ce3" office:value-type="string" calcext:value-type="string">
            <text:p>Heshusen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8" office:value-type="string" calcext:value-type="string">
            <text:p><text:span text:style-name="T3">Tilemann Heshusen</text:span></text:p>
          </table:table-cell>
          <table:table-cell table:style-name="ce14" office:value-type="string" calcext:value-type="string">
            <text:p><text:span text:style-name="T1">Explicatio epistolae Pauli ad Romanos</text:span></text:p>
          </table:table-cell>
          <table:table-cell table:style-name="ce4" office:value-type="string" calcext:value-type="string">
            <text:p><text:span text:style-name="T1">Guenther Huettich</text:span></text:p>
          </table:table-cell>
          <table:table-cell office:value-type="float" office:value="1571" calcext:value-type="float">
            <text:p>1571</text:p>
          </table:table-cell>
          <table:table-cell table:style-name="ce4" office:value-type="string" calcext:value-type="string">
            <text:p><text:span text:style-name="T1">Jena</text:span></text:p>
          </table:table-cell>
          <table:table-cell office:value-type="string" calcext:value-type="string">
            <text:p><text:a xlink:href="https://www.digitale-sammlungen.de/en/details/bsb11116448" xlink:type="simple">https://www.digitale-sammlungen.de/en/details/bsb11116448</text:a></text:p>
          </table:table-cell>
          <table:table-cell table:style-name="ce7" office:value-type="string" calcext:value-type="string">
            <text:p>Regensburg, Staatliche Bibliothek</text:p>
          </table:table-cell>
          <table:table-cell office:value-type="string" calcext:value-type="string">
            <text:p>999/Script.536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<text:span text:style-name="T20">bsb11116448</text:span><text:span text:style-name="T21">_00001-</text:span><text:span text:style-name="T22">bsb11116448</text:span><text:span text:style-name="T21">_00930</text:span>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4">
          <table:table-cell table:style-name="ce4" office:value-type="string" calcext:value-type="string">
            <text:p><text:span text:style-name="T1">Hunnius_Rom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table:style-name="ce9" office:value-type="string" calcext:value-type="string">
            <text:p><text:span text:style-name="T4">Aegidius Hunnius</text:span></text:p>
          </table:table-cell>
          <table:table-cell table:style-name="ce14" office:value-type="string" calcext:value-type="string">
            <text:p><text:span text:style-name="T1">Epistolae Pauli ad Romanos expositio</text:span></text:p>
          </table:table-cell>
          <table:table-cell table:style-name="ce4" office:value-type="string" calcext:value-type="string">
            <text:p><text:span text:style-name="T14">Johann Spiess</text:span>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onb.digital/result/108BF1AD" xlink:type="simple">https://onb.digital/result/108BF1AD</text:a></text:p>
          </table:table-cell>
          <table:table-cell office:value-type="string" calcext:value-type="string">
            <text:p><text:s/>Österreichische Nationalbibliothek</text:p>
          </table:table-cell>
          <table:table-cell office:value-type="string" calcext:value-type="string">
            <text:p>9.X.24 ALT PRUNK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https://api.onb.ac.at/iiif/presentation/v3/manifest/108BF1AD" xlink:type="simple">https://api.onb.ac.at/iiif/presentation/v3/manifest/108BF1AD</text:a>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6">
          <table:table-cell office:value-type="string" calcext:value-type="string">
            <text:p>Legrand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<text:span text:style-name="T5">Nicolas Legrand</text:span></text:p>
          </table:table-cell>
          <table:table-cell table:style-name="ce5" office:value-type="string" calcext:value-type="string">
            <text:p><text:span text:style-name="T2"> In Epistolam [...] Pauli ad Romanos aeditio</text:span></text:p>
          </table:table-cell>
          <table:table-cell office:value-type="string" calcext:value-type="string">
            <text:p>le Preux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s://www.digitale-sammlungen.de/en/details/bsb10176682" xlink:type="simple">https://www.digitale-sammlungen.de/en/details/bsb10176682</text:a></text:p>
          </table:table-cell>
          <table:table-cell office:value-type="string" calcext:value-type="string">
            <text:p><text:span text:style-name="T17">München, Bayerische Staatsbibliothek</text:span></text:p>
            <text:p/>
          </table:table-cell>
          <table:table-cell table:style-name="ce1" office:value-type="string" calcext:value-type="string">
            <text:p><text:span text:style-name="T17">Exeg. 419</text:span></text:p>
            <text:p/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sb10176682_00001-bsb10176682_0072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long</text:p>
          </table:table-cell>
        </table:table-row>
        <table:table-row table:style-name="ro6">
          <table:table-cell office:value-type="string" calcext:value-type="string">
            <text:p>Major_Hbr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table:style-name="ce11" office:value-type="string" calcext:value-type="string">
            <text:p><text:span text:style-name="T6"> Georg Maior</text:span></text:p>
          </table:table-cell>
          <table:table-cell table:style-name="ce15" office:value-type="string" calcext:value-type="string">
            <text:p><text:span text:style-name="T10">Enarratio ad Hebraeos</text:span></text:p>
          </table:table-cell>
          <table:table-cell office:value-type="string" calcext:value-type="string">
            <text:p>Hans Luft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Wittenberg</text:p>
          </table:table-cell>
          <table:table-cell office:value-type="string" calcext:value-type="string">
            <text:p><text:span text:style-name="T17"><text:a xlink:href="http://resolver.staatsbibliothek-berlin.de/SBB000064B900000000" xlink:type="simple">http://resolver.staatsbibliothek-berlin.de/SBB000064B900000000</text:a></text:span></text:p>
            <text:p/>
          </table:table-cell>
          <table:table-cell office:value-type="string" calcext:value-type="string">
            <text:p><text:span text:style-name="T17">Staatsbibliothek zu Berlin</text:span></text:p>
            <text:p/>
          </table:table-cell>
          <table:table-cell office:value-type="string" calcext:value-type="string">
            <text:p>50 MA 27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960271X-0008-66960271X-0120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cript pour berlin</text:p>
          </table:table-cell>
        </table:table-row>
        <table:table-row table:style-name="ro4">
          <table:table-cell office:value-type="string" calcext:value-type="string">
            <text:p>Musculus_Gal-Eph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/>
          <table:table-cell table:style-name="ce12" office:value-type="string" calcext:value-type="string">
            <text:p><text:span text:style-name="T7">Wolfgang Musculus</text:span></text:p>
          </table:table-cell>
          <table:table-cell table:style-name="ce12" office:value-type="string" calcext:value-type="string">
            <text:p><text:span text:style-name="T7">In epistolas Apostoli Pauli, ad Galatas et Ephesios</text:span></text:p>
          </table:table-cell>
          <table:table-cell office:value-type="string" calcext:value-type="string">
            <text:p>Johannes Herwagen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e-rara.ch/bau_1/doi/10.3931/e-rara-5574" xlink:type="simple">https://www.e-rara.ch/bau_1/doi/10.3931/e-rara-5574</text:a></text:p>
          </table:table-cell>
          <table:table-cell table:style-name="ce7" office:value-type="string" calcext:value-type="string">
            <text:p>Universitätsbibliothek Basel,</text:p>
          </table:table-cell>
          <table:table-cell office:value-type="string" calcext:value-type="string">
            <text:p><text:a xlink:href="https://ubs.swisscovery.ch/discovery/fulldisplay?docid=alma9950268520105504&amp;context=L&amp;vid=41SLSP_UBS:live&amp;lang=de&amp;adaptor=Local%20Search%20Engine&amp;tab=LibraryCatalog&amp;offset=0" xlink:type="simple">UBH FN V 8: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08570-1709010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2">
          <table:table-cell office:value-type="string" calcext:value-type="string">
            <text:p>Pellikan_Omn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/B</text:p>
          </table:table-cell>
          <table:table-cell/>
          <table:table-cell office:value-type="string" calcext:value-type="string">
            <text:p>Konrad Pellikan</text:p>
          </table:table-cell>
          <table:table-cell table:style-name="ce16" office:value-type="string" calcext:value-type="string">
            <text:p><text:span text:style-name="T11">In omnes apostolicas epistolas, Pauli, Petri, Iacobi, Ioannis et Iudae D.</text:span></text:p>
          </table:table-cell>
          <table:table-cell office:value-type="string" calcext:value-type="string">
            <text:p>Froschauer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Zurich</text:p>
          </table:table-cell>
          <table:table-cell table:style-name="ce19" office:value-type="string" calcext:value-type="string">
            <text:p><text:span text:style-name="T15"><text:a xlink:href="https://doi.org/10.3931/e-rara-2604" xlink:type="simple">https://doi.org/10.3931/e-rara-2604</text:a></text:span><text:span text:style-name="T16">.</text:span><text:span text:style-name="T18"> </text:span></text:p>
          </table:table-cell>
          <table:table-cell table:style-name="ce7" office:value-type="string" calcext:value-type="string">
            <text:p>Zentralbibliothek Zürich</text:p>
          </table:table-cell>
          <table:table-cell office:value-type="string" calcext:value-type="string">
            <text:p><text:a xlink:href="https://uzb.swisscovery.ch/discovery/fulldisplay?docid=alma990047346240205508&amp;context=L&amp;vid=41SLSP_UZB:UZB&amp;lang=de&amp;adaptor=Local%20Search%20Engine&amp;tab=LibraryCatalog&amp;offset=0" xlink:type="simple">III B 14 | G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43611-844417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6">
          <table:table-cell table:style-name="ce5" office:value-type="string" calcext:value-type="string">
            <text:p><text:span text:style-name="T2">De_Soto_Rom_001</text:span>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omingo de Soto</text:p>
          </table:table-cell>
          <table:table-cell table:style-name="ce1" office:value-type="string" calcext:value-type="string">
            <text:p><text:span text:style-name="T12">In Epistolam Divi Pauli ad Romanos commentarii</text:span></text:p>
            <text:p/>
          </table:table-cell>
          <table:table-cell office:value-type="string" calcext:value-type="string">
            <text:p>Joannes Steelsi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nvers</text:p>
          </table:table-cell>
          <table:table-cell office:value-type="string" calcext:value-type="string">
            <text:p><text:a xlink:href="https://www.digitale-sammlungen.de/en/details/bsb10142983" xlink:type="simple">https://www.digitale-sammlungen.de/en/details/bsb10142983</text:a></text:p>
          </table:table-cell>
          <table:table-cell office:value-type="string" calcext:value-type="string">
            <text:p><text:span text:style-name="T17">München, Bayerische Staatsbibliothek</text:span></text:p>
            <text:p/>
          </table:table-cell>
          <table:table-cell table:style-name="ce1" office:value-type="string" calcext:value-type="string">
            <text:p><text:span text:style-name="T17">2 Exeg. 546</text:span></text:p>
            <text:p/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bsb10142983_00001-bsb10142983_00734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3">
          <table:table-cell office:value-type="string" calcext:value-type="string">
            <text:p>Erasmus_Rom_002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siderius Erasme</text:p>
          </table:table-cell>
          <table:table-cell table:style-name="ce1" office:value-type="string" calcext:value-type="string">
            <text:p><text:span text:style-name="T13">Apologia ad eximium Jacobum Fabrum Stapulensem]</text:span></text:p>
            <text:p/>
          </table:table-cell>
          <table:table-cell office:value-type="string" calcext:value-type="string">
            <text:p>Frobe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<text:a xlink:href="https://www.digitale-sammlungen.de/en/details/bsb10159245" xlink:type="simple">https://www.digitale-sammlungen.de/en/details/bsb10159245</text:a></text:p>
          </table:table-cell>
          <table:table-cell office:value-type="string" calcext:value-type="string">
            <text:p>München, Bayerische Staatsbibliothek</text:p>
            <text:p/>
          </table:table-cell>
          <table:table-cell table:style-name="ce1" office:value-type="string" calcext:value-type="string">
            <text:p>4 Exeg. 249</text:p>
            <text:p/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sb10159245_00001-bsb10159245_00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e n’est pas un commentaire</text:p>
          </table:table-cell>
        </table:table-row>
        <table:table-row table:style-name="ro2">
          <table:table-cell office:value-type="string" calcext:value-type="string">
            <text:p>Wigand_Rom_00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ohan Wigand</text:p>
          </table:table-cell>
          <table:table-cell table:style-name="ce17" office:value-type="string" calcext:value-type="string">
            <text:p><text:span text:style-name="T1">In epistolam S. Pauli ad Romanos annotationes</text:span></text:p>
          </table:table-cell>
          <table:table-cell office:value-type="string" calcext:value-type="string">
            <text:p>Georg Rab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<text:a xlink:href="https://www.digitale-sammlungen.de/en/details/bsb10176890" xlink:type="simple">https://www.digitale-sammlungen.de/en/details/bsb10176890</text:a></text:p>
          </table:table-cell>
          <table:table-cell table:style-name="ce21" office:value-type="string" calcext:value-type="string">
            <text:p>München, Bayerische Staatsbibliothek</text:p>
          </table:table-cell>
          <table:table-cell table:style-name="ce21" office:value-type="string" calcext:value-type="string">
            <text:p>Exeg. 731#Beibd.1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bsb10176890_00001-bsb10176890_00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un peu compliqu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3:12:32.973025373</meta:creation-date>
    <dc:date>2026-02-09T13:13:09.077863090</dc:date>
    <meta:editing-duration>PT37S</meta:editing-duration>
    <meta:editing-cycles>1</meta:editing-cycles>
    <meta:document-statistic meta:table-count="1" meta:cell-count="243" meta:object-count="0"/>
    <meta:generator>LibreOffice/24.2.7.2$Linux_X86_64 LibreOffice_project/420$Build-2</meta:generator>
  </office:meta>
</office:document-meta>
</file>